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6633400572472371088" text:style-name="L1">
        <text:list-item>
          <text:p text:style-name="P7">Database Configuration</text:p>
        </text:list-item>
      </text:list>
      <text:p text:style-name="P3"/>
      <text:p text:style-name="P5"><text:tab/>1.1 PostgreSQL Database Configuration</text:p>
      <text:p text:style-name="P3"/>
      <text:p text:style-name="P3"><text:tab/>BiblioteQ supports versions 8.x <text:s/>and 9.x of PostgreSQL. Please follow the PostgreSQL-provided documentation for installing PostgreSQL. After installing the required PostgreSQL packages, please perform the following operations:</text:p>
      <text:list xml:id="list5557882907045248938" text:style-name="L2">
        <text:list-item>
          <text:p text:style-name="P8">Create the xbook_db database via createdb xbook_db -E UTF8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2"><text:tab/>1.2 Database Updates</text:p>
      <text:p text:style-name="P3"/>
      <text:p text:style-name="P3"><text:tab/>It is sometimes necessary to update a database schema after a software update. To do so, please execute the SQL statements that are located in the postgresql_update_schema.sql. You may also be required to execute additional steps via BiblioteQ. Please read and follow the version-specific instructions listed at <text:a xlink:type="simple" xlink:href="http://biblioteq.sourceforge.net/release_notes.html">http://biblioteq.sourceforge.net/</text:a><text:a xlink:type="simple" xlink:href="http://biblioteq.sourceforge.net/release_notes.html">release_notes.</text:a><text:a xlink:type="simple" xlink:href="http://biblioteq.sourceforge.net/release_notes.html">html.</text:a></text:p>
      <text:p text:style-name="P3"/>
      <text:p text:style-name="P2">2. BiblioteQ Installation</text:p>
      <text:p text:style-name="P3"/>
      <text:p text:style-name="P2"><text:tab/>2.1 OS X Installation</text:p>
      <text:p text:style-name="P3"/>
      <text:p text:style-name="P3"><text:tab/>Please copy the contents of the OS X bundle to the desired folder.</text:p>
      <text:p text:style-name="P3"/>
      <text:p text:style-name="P2"><text:tab/>2.2 Unix Installation</text:p>
      <text:p text:style-name="P3"/>
      <text:p text:style-name="P3"><text:tab/>Installing BiblioteQ on platforms that lack installers involves several operations. First, please <text:tab/>resolve the following software prerequisites:</text:p>
      <text:list xml:id="list5995459858758109938" text:style-name="L3">
        <text:list-item>
          <text:p text:style-name="P9">Qt 4.8.x must be installed. Qt 5.x is also supported. Please download the software from <text:a xlink:type="simple" xlink:href="http://qt.nokia.com/downloads">http://qt</text:a><text:a xlink:type="simple" xlink:href="http://qt.nokia.com/downloads">-project.org</text:a><text:a xlink:type="simple" xlink:href="http://qt-project.org/downloads">/downloads</text:a>. You have the option of building Qt with the PostgreSQL driver or creating the driver separately as a plugin.</text:p>
        </text:list-item>
        <text:list-item>
          <text:p text:style-name="P9">YAZ 4.2.x, or higher, must be installed. Please download the software from <text:a xlink:type="simple" xlink:href="http://www.indexdata.com/yaz">http://www.indexdata.com/yaz</text:a><text:a xlink:type="simple" xlink:href="http://www.sqlite.org/download.html">.</text:a></text:p>
        </text:list-item>
        <text:list-item>
          <text:p text:style-name="P9">If you intend to use PostgreSQL, the PostgreSQL database package must be installed. Please download the software from <text:a xlink:type="simple" xlink:href="http://www.postgresql.org/download">http://www.postgresql.org/download</text:a>.</text:p>
        </text:list-item>
        <text:list-item>
          <text:p text:style-name="P9">If you intend to use SQLite, the SQLite package must be installed. Please download the software from <text:a xlink:type="simple" xlink:href="http://www.sqlite.org/download.html">http://www.sqlite.org/download.html</text:a>.</text:p>
        </text:list-item>
        <text:list-item>
          <text:p text:style-name="P9"><text:soft-page-break/>After the required dependencies have been fulfilled and your environment is properly configured for Qt, build BiblioteQ via qmake -o Makefile biblioteq.pro &amp;&amp; make.</text:p>
        </text:list-item>
      </text:list>
      <text:p text:style-name="P6"/>
      <text:p text:style-name="P6"><text:tab/><text:span text:style-name="T1">2.3 Windows Installation</text:span></text:p>
      <text:p text:style-name="P6"/>
      <text:p text:style-name="P6"><text:tab/>Windows users are urged to download the appropriate installer. After an installer has been <text:tab/>downloaded, double-click on the appropriate icon and follow the instructions.</text:p>
      <text:p text:style-name="P6"/>
      <text:p text:style-name="P5">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5">4. Removing BiblioteQ</text:p>
      <text:p text:style-name="P6"/>
      <text:p text:style-name="P5"><text:tab/>4.1 OS X</text:p>
      <text:p text:style-name="P6"/>
      <text:p text:style-name="P6"><text:tab/>To remove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remove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
      <text:p text:style-name="P5">5.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5"><text:tab/>5.1 OS X and Unix</text:p>
      <text:p text:style-name="P5"/>
      <text:p text:style-name="P5"><text:tab/><text:span text:style-name="T2">The dropdb command may be used to remove a PostgreSQL database. </text:span><text:span text:style-name="T2">The dropuser command may be used to remove PostgreSQL users.</text:span><text:span text:style-name="T2"> </text:span><text:span text:style-name="T2">If available, </text:span><text:span text:style-name="T2">pgAdmin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text:soft-page-break/></text:p>
      <text:p text:style-name="P5"><text:tab/><text:span text:style-name="T2">Delete the desired SQLite database fil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initial-creator>Alexis Megas</meta:initial-creator>
    <meta:creation-date>2009-01-24T10:30:40</meta:creation-date>
    <dc:date>2014-09-09T05:25:25</dc:date>
    <meta:editing-cycles>202</meta:editing-cycles>
    <meta:editing-duration>P1DT7H9M31S</meta:editing-duration>
    <dc:creator>Alexis Megas</dc:creator>
    <meta:document-statistic meta:table-count="0" meta:image-count="0" meta:object-count="0" meta:page-count="3" meta:paragraph-count="41" meta:word-count="537" meta:character-count="4030" meta:non-whitespace-character-count="3517"/>
    <meta:user-defined meta:name="Info 1"/>
    <meta:user-defined meta:name="Info 2"/>
    <meta:user-defined meta:name="Info 3"/>
    <meta:user-defined meta:name="Info 4"/>
  </office:meta>
</office:document-meta>
</file>